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APAZA, JAIME FELI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LLAFUERTE ROJAS, YOSHEP JULM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AMANI APAZA, JAIME FELIX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>FRANCES NEGRO</text:p>
          </table:table-cell>
          <table:table-cell table:style-name="Tabla1.B11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836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3:43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